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paragraph-properties fo:line-height="150%"/>
      <style:text-properties officeooo:rsid="001593ae" officeooo:paragraph-rsid="001593ae"/>
    </style:style>
    <style:style style:name="P2" style:family="paragraph" style:parent-style-name="Standard" style:list-style-name="L1">
      <style:paragraph-properties fo:line-height="150%"/>
      <style:text-properties officeooo:rsid="00167145" officeooo:paragraph-rsid="00167145"/>
    </style:style>
    <style:style style:name="P3" style:family="paragraph" style:parent-style-name="Standard" style:list-style-name="L6">
      <style:paragraph-properties fo:line-height="150%"/>
      <style:text-properties officeooo:paragraph-rsid="00296204"/>
    </style:style>
    <style:style style:name="P4" style:family="paragraph" style:parent-style-name="Standard" style:list-style-name="L1">
      <style:paragraph-properties fo:line-height="150%"/>
      <style:text-properties officeooo:rsid="00185801" officeooo:paragraph-rsid="00185801"/>
    </style:style>
    <style:style style:name="P5" style:family="paragraph" style:parent-style-name="Standard" style:list-style-name="L1">
      <style:paragraph-properties fo:line-height="150%"/>
      <style:text-properties officeooo:rsid="0018602c" officeooo:paragraph-rsid="0018602c"/>
    </style:style>
    <style:style style:name="P6" style:family="paragraph" style:parent-style-name="Standard" style:list-style-name="L1">
      <style:paragraph-properties fo:line-height="150%"/>
      <style:text-properties officeooo:rsid="0018602c" officeooo:paragraph-rsid="00190425"/>
    </style:style>
    <style:style style:name="P7" style:family="paragraph" style:parent-style-name="Standard" style:list-style-name="L1">
      <style:paragraph-properties fo:line-height="150%"/>
      <style:text-properties officeooo:rsid="001c8961" officeooo:paragraph-rsid="001c8961"/>
    </style:style>
    <style:style style:name="P8" style:family="paragraph" style:parent-style-name="Standard" style:list-style-name="L1">
      <style:paragraph-properties fo:line-height="150%"/>
      <style:text-properties fo:font-weight="bold" officeooo:rsid="00200b3a" officeooo:paragraph-rsid="00200b3a" style:font-weight-asian="bold" style:font-weight-complex="bold"/>
    </style:style>
    <style:style style:name="P9" style:family="paragraph" style:parent-style-name="Standard" style:list-style-name="L2">
      <style:paragraph-properties fo:line-height="150%"/>
      <style:text-properties fo:font-weight="bold" officeooo:rsid="00200b3a" officeooo:paragraph-rsid="00200b3a" style:font-weight-asian="bold" style:font-weight-complex="bold"/>
    </style:style>
    <style:style style:name="P10" style:family="paragraph" style:parent-style-name="Standard" style:list-style-name="L2">
      <style:paragraph-properties fo:line-height="150%"/>
      <style:text-properties fo:font-weight="bold" officeooo:rsid="0021f5e4" officeooo:paragraph-rsid="0021f5e4" style:font-weight-asian="bold" style:font-weight-complex="bold"/>
    </style:style>
    <style:style style:name="P11" style:family="paragraph" style:parent-style-name="Standard" style:list-style-name="L3">
      <style:paragraph-properties fo:line-height="150%"/>
      <style:text-properties fo:font-weight="bold" officeooo:rsid="00239edb" officeooo:paragraph-rsid="00239edb" style:font-weight-asian="bold" style:font-weight-complex="bold"/>
    </style:style>
    <style:style style:name="P12" style:family="paragraph" style:parent-style-name="Standard" style:list-style-name="L4">
      <style:paragraph-properties fo:line-height="150%"/>
      <style:text-properties fo:font-weight="bold" officeooo:rsid="00239edb" officeooo:paragraph-rsid="00239edb" style:font-weight-asian="bold" style:font-weight-complex="bold"/>
    </style:style>
    <style:style style:name="P13" style:family="paragraph" style:parent-style-name="Standard" style:list-style-name="L4">
      <style:paragraph-properties fo:line-height="150%"/>
      <style:text-properties fo:font-weight="bold" officeooo:rsid="00247c7b" officeooo:paragraph-rsid="00247c7b" style:font-weight-asian="bold" style:font-weight-complex="bold"/>
    </style:style>
    <style:style style:name="P14" style:family="paragraph" style:parent-style-name="Standard" style:list-style-name="L5">
      <style:paragraph-properties fo:line-height="150%"/>
      <style:text-properties fo:font-weight="bold" officeooo:rsid="0027918f" officeooo:paragraph-rsid="0027918f" style:font-weight-asian="bold" style:font-weight-complex="bold"/>
    </style:style>
    <style:style style:name="P15" style:family="paragraph" style:parent-style-name="Standard" style:list-style-name="L5">
      <style:paragraph-properties fo:line-height="150%"/>
      <style:text-properties fo:font-weight="bold" officeooo:rsid="0027918f" officeooo:paragraph-rsid="00296204" style:font-weight-asian="bold" style:font-weight-complex="bold"/>
    </style:style>
    <style:style style:name="P16" style:family="paragraph" style:parent-style-name="Standard" style:list-style-name="L6">
      <style:paragraph-properties fo:line-height="150%"/>
      <style:text-properties fo:font-weight="bold" officeooo:rsid="00296204" officeooo:paragraph-rsid="00296204" style:font-weight-asian="bold" style:font-weight-complex="bold"/>
    </style:style>
    <style:style style:name="P17" style:family="paragraph" style:parent-style-name="Standard" style:list-style-name="L6">
      <style:paragraph-properties fo:line-height="150%"/>
      <style:text-properties fo:font-weight="bold" officeooo:rsid="002adfa1" officeooo:paragraph-rsid="002adfa1" style:font-weight-asian="bold" style:font-weight-complex="bold"/>
    </style:style>
    <style:style style:name="T1" style:family="text">
      <style:text-properties officeooo:rsid="00167145"/>
    </style:style>
    <style:style style:name="T2" style:family="text">
      <style:text-properties fo:font-weight="bold" style:font-weight-asian="bold" style:font-weight-complex="bold"/>
    </style:style>
    <style:style style:name="T3" style:family="text">
      <style:text-properties fo:font-weight="bold" officeooo:rsid="0027918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c8961" style:font-weight-asian="normal" style:font-weight-complex="normal"/>
    </style:style>
    <style:style style:name="T6" style:family="text">
      <style:text-properties fo:font-weight="normal" officeooo:rsid="001e6ac0" style:font-weight-asian="normal" style:font-weight-complex="normal"/>
    </style:style>
    <style:style style:name="T7" style:family="text">
      <style:text-properties fo:font-weight="normal" officeooo:rsid="0021f5e4" style:font-weight-asian="normal" style:font-weight-complex="normal"/>
    </style:style>
    <style:style style:name="T8" style:family="text">
      <style:text-properties fo:font-weight="normal" officeooo:rsid="00262d82" style:font-weight-asian="normal" style:font-weight-complex="normal"/>
    </style:style>
    <style:style style:name="T9" style:family="text">
      <style:text-properties fo:font-weight="normal" officeooo:rsid="00296204" style:font-weight-asian="normal" style:font-weight-complex="normal"/>
    </style:style>
    <style:style style:name="T10" style:family="text">
      <style:text-properties fo:font-weight="normal" officeooo:rsid="0027918f" style:font-weight-asian="normal" style:font-weight-complex="normal"/>
    </style:style>
    <style:style style:name="T11" style:family="text">
      <style:text-properties officeooo:rsid="0021f5e4"/>
    </style:style>
    <style:style style:name="T12" style:family="text">
      <style:text-properties officeooo:rsid="00262d82"/>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96204" style:font-style-asian="normal" style:font-weight-asian="normal" style:font-style-complex="normal" style:font-weight-complex="normal"/>
    </style:style>
    <style:style style:name="T16" style:family="text">
      <style:text-properties fo:font-style="normal" fo:font-weight="normal" officeooo:rsid="00297f4a" style:font-style-asian="normal" style:font-weight-asian="normal" style:font-style-complex="normal" style:font-weight-complex="normal"/>
    </style:style>
    <style:style style:name="T17" style:family="text">
      <style:text-properties fo:font-style="normal" fo:font-weight="normal" officeooo:rsid="002c3adc" style:font-style-asian="normal" style:font-weight-asian="normal" style:font-style-complex="normal" style:font-weight-complex="normal"/>
    </style:style>
    <style:style style:name="T18" style:family="text">
      <style:text-properties style:text-position="super 58%" fo:font-style="normal" fo:font-weight="normal" officeooo:rsid="00297f4a" style:font-style-asian="normal" style:font-weight-asian="normal" style:font-style-complex="normal" style:font-weight-complex="normal"/>
    </style:style>
    <style:style style:name="T19"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82976572" text:style-name="L1">
        <text:list-item>
          <text:p text:style-name="P1">While working on big projects where <text:span text:style-name="T1">you have team members working on different features, then will need a standard work flow.</text:span></text:p>
        </text:list-item>
        <text:list-item>
          <text:p text:style-name="P2">There are many work-flows , but here we will explore about <text:span text:style-name="T2">git-flow</text:span><text:span text:style-name="T4">.</text:span></text:p>
        </text:list-item>
        <text:list-item>
          <text:p text:style-name="P2"><text:span text:style-name="T4">In big projects , you have different phases of your product or in other words different branches i.e. Master,Production,development,Testing,Feature and BugFixing.</text:span></text:p>
        </text:list-item>
        <text:list-item>
          <text:p text:style-name="P2"><text:span text:style-name="T4">let say you got a bug in your production phase or branch, now the flow of your work should be, move work to BugFixing branch, remove the bug , move to testing phase and test it, then move to development phase and verify it. At the end if the bug is completely eliminated then move your work to again production phase.</text:span></text:p>
        </text:list-item>
        <text:list-item>
          <text:p text:style-name="P4"><text:span text:style-name="T4">Work review is very often in teams, so on git-hub you can generate review request </text:span><text:span text:style-name="T2">(Pull Request) </text:span><text:span text:style-name="T4">for other members to review your code and if there is no bug , Then they or you can merge it to concerning branch. This the application of git-flow.</text:span></text:p>
        </text:list-item>
        <text:list-item>
          <text:p text:style-name="P5"><text:span text:style-name="T4">The one who created the remote repository is considered as owner of the repository and have administrator powers, so he can add different developers by adding </text:span><text:span text:style-name="T2">collaborators </text:span><text:span text:style-name="T4">from git-hub.</text:span></text:p>
        </text:list-item>
        <text:list-item>
          <text:p text:style-name="P6"><text:span text:style-name="T4">Admin also can put restriction upon <text:s/>merging, i.e. Review is necessary before merging work.</text:span></text:p>
        </text:list-item>
        <text:list-item>
          <text:p text:style-name="P6"><text:span text:style-name="T4"><text:s/></text:span><text:span text:style-name="T5">There is a concept of forking in git-hub where you can add others repositories in to yours by forking </text:span><text:span text:style-name="T6">but this will be the copy of that public repo, you do not have admin rights.</text:span></text:p>
        </text:list-item>
        <text:list-item>
          <text:p text:style-name="P7"><text:span text:style-name="T4">Forking practical example can be seen when someone wants to contributes in opensource project.</text:span></text:p>
        </text:list-item>
        <text:list-item>
          <text:p text:style-name="P8">Deleting Branch: <text:span text:style-name="T4">There are several commands for deleting branch from either local repo or remote repo, these commands are given below:</text:span></text:p>
        </text:list-item>
      </text:list>
      <text:list xml:id="list4003541482" text:style-name="L2">
        <text:list-item>
          <text:p text:style-name="P9">git branch -d “<text:span text:style-name="T7">branch name</text:span><text:span text:style-name="T11">” : </text:span><text:span text:style-name="T7">This command will delete the branch which exist in your local repo.</text:span></text:p>
        </text:list-item>
        <text:list-item>
          <text:p text:style-name="P10">git push origin –delete “<text:span text:style-name="T4">branch name” </text:span>: <text:span text:style-name="T4">This command will delete the branch from remote repo on git-hub.</text:span></text:p>
        </text:list-item>
      </text:list>
      <text:list xml:id="list3531010697" text:style-name="L3">
        <text:list-item>
          <text:p text:style-name="P11">Undoing local Changes : <text:span text:style-name="T4">There are two commands to undo the local changes</text:span></text:p>
        </text:list-item>
      </text:list>
      <text:list xml:id="list2877225510" text:style-name="L4">
        <text:list-item>
          <text:p text:style-name="P12">git checkout HEAD &lt;<text:span text:style-name="T4">file path</text:span>&gt; : <text:span text:style-name="T4">This command will undo the locally changes on a particular file.</text:span></text:p>
        </text:list-item>
        <text:list-item>
          <text:p text:style-name="P13">git reset –hard HEAD : <text:span text:style-name="T4">This command will discard all the changes </text:span><text:span text:style-name="T8">(</text:span><text:span text:style-name="T12">NOTE : That changes which are not committed yet) </text:span><text:span text:style-name="T4">.</text:span></text:p>
        </text:list-item>
      </text:list>
      <text:list xml:id="list4076397617" text:style-name="L5">
        <text:list-item>
          <text:p text:style-name="P15">Undoing committed changes : <text:span text:style-name="T4">To undo committed changes </text:span><text:span text:style-name="T9">there are two commands to do this job :</text:span></text:p>
        </text:list-item>
      </text:list>
      <text:list xml:id="list2779008290" text:style-name="L6">
        <text:list-item>
          <text:p text:style-name="P3"><text:soft-page-break/><text:span text:style-name="T3">git revert &lt;</text:span><text:span text:style-name="T10">commitHash&gt;. </text:span><text:span text:style-name="T3">: </text:span><text:span text:style-name="T15">It will undo the committed changes and produce a new commit of deleting act.</text:span></text:p>
        </text:list-item>
        <text:list-item>
          <text:p text:style-name="P16"><text:span text:style-name="T13">git reset –hard &lt;</text:span><text:span text:style-name="T14">commitHash&gt; <text:s/></text:span><text:span text:style-name="T13">: </text:span><text:span text:style-name="T16">It will roll back to the commit which mention in the command and the history will be deleted, for example you have five commits C1 to C5 and you want to delete <text:s/>latest three commits, then you will mention commitHash of the 3</text:span><text:span text:style-name="T18">rd</text:span><text:span text:style-name="T16"> commit C3 to remove C5,C4 and C3.</text:span></text:p>
        </text:list-item>
        <text:list-item>
          <text:p text:style-name="P17"><text:span text:style-name="T16">N</text:span><text:span text:style-name="T14">ow </text:span><text:span text:style-name="T17">to </text:span><text:span text:style-name="T14">push after </text:span><text:span text:style-name="T17">the </text:span><text:span text:style-name="T14">deletion you </text:span><text:span text:style-name="T17">need </text:span><text:span text:style-name="T14">to do force push by command </text:span><text:span text:style-name="T13">git push -f origin master</text:span></text:p>
        </text:list-item>
      </text:list>
      <text:list xml:id="list194816406540580" text:continue-list="list4076397617" text:style-name="L5">
        <text:list-item>
          <text:p text:style-name="P14"><text:span text:style-name="T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5:15:24.691046322</meta:creation-date>
    <dc:date>2020-04-21T19:31:53.562346246</dc:date>
    <meta:editing-duration>PT3H42M38S</meta:editing-duration>
    <meta:editing-cycles>15</meta:editing-cycles>
    <meta:generator>LibreOffice/6.0.7.3$Linux_X86_64 LibreOffice_project/00m0$Build-3</meta:generator>
    <meta:document-statistic meta:table-count="0" meta:image-count="0" meta:object-count="0" meta:page-count="2" meta:paragraph-count="20" meta:word-count="491" meta:character-count="2694" meta:non-whitespace-character-count="2238"/>
  </office:meta>
</office:document-meta>
</file>